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Berenis ADF Pro" svg:font-family="'Berenis ADF Pro'" style:font-pitch="variable"/>
    <style:font-face style:name="Dyuthi" svg:font-family="Dyuthi" style:font-pitch="variable"/>
    <style:font-face style:name="Go Smallcaps" svg:font-family="'Go Smallcaps'" style:font-pitch="variable"/>
    <style:font-face style:name="Lato Black" svg:font-family="'Lato Black'" style:font-pitch="variable"/>
    <style:font-face style:name="Lobster Two" svg:font-family="'Lobster Tw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2b2b2" draw:textarea-horizontal-align="justify" draw:textarea-vertical-align="middle" draw:auto-grow-height="false" fo:min-height="16.35cm" fo:min-width="11.4cm"/>
    </style:style>
    <style:style style:name="gr2" style:family="graphic" style:parent-style-name="standard">
      <style:graphic-properties draw:stroke="none" svg:stroke-color="#000000" draw:fill="none" draw:fill-color="#ffffff" fo:min-height="1.35cm"/>
      <style:paragraph-properties style:writing-mode="lr-tb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fill-color="#666666" draw:textarea-horizontal-align="justify" draw:textarea-vertical-align="middle" draw:auto-grow-height="false" fo:min-height="3.25cm" fo:min-width="7.9cm"/>
    </style:style>
    <style:style style:name="gr5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7" style:family="graphic" style:parent-style-name="standard">
      <style:graphic-properties draw:fill-color="#ff4000" draw:textarea-horizontal-align="justify" draw:textarea-vertical-align="middle" draw:auto-grow-height="false" fo:min-height="0.316cm" fo:min-width="0.066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316cm" fo:min-width="0.066cm"/>
    </style:style>
    <style:style style:name="gr9" style:family="graphic" style:parent-style-name="standard">
      <style:graphic-properties draw:stroke="none" svg:stroke-color="#000000" draw:fill="none" draw:fill-color="#ffffff" fo:min-height="0.35cm"/>
      <style:paragraph-properties style:writing-mode="lr-tb"/>
    </style:style>
    <style:style style:name="gr10" style:family="graphic" style:parent-style-name="standard">
      <style:graphic-properties draw:fill-color="#000000" draw:textarea-horizontal-align="justify" draw:textarea-vertical-align="middle" draw:auto-grow-height="false" fo:min-height="3.45cm" fo:min-width="8.8cm"/>
    </style:style>
    <style:style style:name="gr11" style:family="graphic" style:parent-style-name="standard">
      <style:graphic-properties draw:stroke="none" svg:stroke-color="#000000" draw:fill="none" draw:fill-color="#ffffff" fo:min-height="2.65cm"/>
      <style:paragraph-properties style:writing-mode="lr-tb"/>
    </style:style>
    <style:style style:name="gr12" style:family="graphic" style:parent-style-name="standard">
      <style:graphic-properties draw:fill-color="#666666" draw:textarea-horizontal-align="justify" draw:textarea-vertical-align="middle" draw:auto-grow-height="false" fo:min-height="1.45cm" fo:min-width="7.9cm"/>
    </style:style>
    <style:style style:name="gr13" style:family="graphic" style:parent-style-name="standard">
      <style:graphic-properties draw:stroke="none" svg:stroke-color="#000000" draw:fill="none" draw:fill-color="#ffffff" fo:min-height="0.15cm"/>
      <style:paragraph-properties style:writing-mode="lr-tb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0.35cm" fo:min-width="0.1cm"/>
    </style:style>
    <style:style style:name="gr15" style:family="graphic" style:parent-style-name="standard">
      <style:graphic-properties draw:stroke="none" svg:stroke-color="#000000" draw:fill="none" draw:fill-color="#ffffff" fo:min-height="1.01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0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55cm"/>
      <style:paragraph-properties style:writing-mode="lr-tb"/>
    </style:style>
    <style:style style:name="gr18" style:family="graphic" style:parent-style-name="standard">
      <style:graphic-properties draw:fill-color="#666666" draw:textarea-horizontal-align="justify" draw:textarea-vertical-align="middle" draw:auto-grow-height="false" fo:min-height="9.95cm" fo:min-width="13.8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9.95cm" fo:min-width="1.5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0.15cm" fo:min-width="0.9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8.05cm" fo:min-width="1.1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15cm" fo:min-width="1.1cm"/>
    </style:style>
    <style:style style:name="gr23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25" style:family="graphic" style:parent-style-name="standard">
      <style:graphic-properties svg:stroke-color="#000000" draw:fill-color="#ffffff" draw:textarea-horizontal-align="justify" draw:textarea-vertical-align="middle" draw:auto-grow-height="false" fo:min-height="0.104cm" fo:min-width="0cm"/>
    </style:style>
    <style:style style:name="gr26" style:family="graphic" style:parent-style-name="standard">
      <style:graphic-properties svg:stroke-color="#000000" draw:fill-color="#ffffff" draw:textarea-horizontal-align="justify" draw:textarea-vertical-align="middle" draw:auto-grow-height="false" fo:min-height="0.45cm" fo:min-width="0.1cm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1.95cm" fo:min-width="0.7cm"/>
    </style:style>
    <style:style style:name="gr28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0.5cm"/>
    </style:style>
    <style:style style:name="gr29" style:family="graphic" style:parent-style-name="standard">
      <style:graphic-properties draw:stroke="none" svg:stroke-color="#000000" draw:fill="none" draw:fill-color="#ffffff" fo:min-height="1.6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0.595cm"/>
      <style:paragraph-properties style:writing-mode="lr-tb"/>
    </style:style>
    <style:style style:name="gr31" style:family="graphic" style:parent-style-name="standard">
      <style:graphic-properties svg:stroke-color="#000000" draw:fill-color="#ffffff" draw:textarea-horizontal-align="justify" draw:textarea-vertical-align="middle" draw:auto-grow-height="false" fo:min-height="1.65cm" fo:min-width="15.9cm"/>
    </style:style>
    <style:style style:name="gr32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13.6cm"/>
    </style:style>
    <style:style style:name="gr33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1cm"/>
    </style:style>
    <style:style style:name="co1" style:family="table-column">
      <style:table-column-properties style:column-width="2.819cm" style:use-optimal-column-width="false"/>
    </style:style>
    <style:style style:name="co2" style:family="table-column">
      <style:table-column-properties style:column-width="2.823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3cm" style:use-optimal-row-height="false"/>
    </style:style>
    <style:style style:name="P1" style:family="paragraph">
      <loext:graphic-properties draw:fill-color="#b2b2b2"/>
      <style:paragraph-properties fo:text-align="center"/>
    </style:style>
    <style:style style:name="P2" style:family="paragraph">
      <style:paragraph-properties fo:text-align="center"/>
      <style:text-properties style:font-name="Berenis ADF Pro" fo:font-size="28pt" style:font-size-asian="28pt" style:font-size-complex="28pt"/>
    </style:style>
    <style:style style:name="P3" style:family="paragraph">
      <loext:graphic-properties draw:fill="none" draw:fill-color="#ffffff"/>
      <style:text-properties style:font-name="Berenis ADF Pro" fo:font-size="28pt" style:font-size-asian="28pt" style:font-size-complex="28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666666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4000"/>
      <style:paragraph-properties fo:text-align="center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text-properties fo:font-size="10pt" style:font-size-asian="10pt" style:font-size-complex="10pt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style:text-properties fo:color="#ffffff" style:font-name="Lato Black" fo:font-size="54pt" style:font-size-asian="54pt" style:font-size-complex="54pt"/>
    </style:style>
    <style:style style:name="P13" style:family="paragraph">
      <loext:graphic-properties draw:fill="none" draw:fill-color="#ffffff"/>
      <style:text-properties fo:color="#ffffff" style:font-name="Lato Black" fo:font-size="54pt" style:font-size-asian="54pt" style:font-size-complex="54pt"/>
    </style:style>
    <style:style style:name="P14" style:family="paragraph">
      <style:text-properties fo:font-size="8pt" style:font-size-asian="8pt" style:font-size-complex="8pt"/>
    </style:style>
    <style:style style:name="P15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style:font-name="Berenis ADF Pro" fo:font-size="28pt" style:font-size-asian="28pt" style:font-size-complex="2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ffffff" style:font-name="Lato Black" fo:font-size="54pt" style:font-size-asian="54pt" style:font-size-complex="54pt"/>
    </style:style>
    <style:style style:name="T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1.9cm" svg:height="16.6cm" svg:x="4.3cm" svg:y="1.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9.4cm" svg:height="1.6cm" svg:x="5.5cm" svg:y="1.9cm">
          <draw:text-box>
            <text:p text:style-name="P2"><text:span text:style-name="T1">« No</text:span><text:span text:style-name="T1">m Du </text:span><text:span text:style-name="T1">Jeu »</text:span></text:p>
          </draw:text-box>
        </draw:frame>
        <draw:line draw:style-name="gr3" draw:text-style-name="P4" draw:layer="layout" svg:x1="7.2cm" svg:y1="3.3cm" svg:x2="13.2cm" svg:y2="3.3cm">
          <text:p/>
        </draw:line>
        <draw:custom-shape draw:style-name="gr4" draw:text-style-name="P5" draw:layer="layout" svg:width="8.4cm" svg:height="3.5cm" svg:x="6.1cm" svg:y="5.1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5.5cm" svg:height="1.1cm" svg:x="7.6cm" svg:y="5cm">
          <draw:text-box>
            <text:p>Multijoueurs</text:p>
          </draw:text-box>
        </draw:frame>
        <draw:frame draw:style-name="gr5" draw:text-style-name="P6" draw:layer="layout" svg:width="3.8cm" svg:height="1.1cm" svg:x="7.7cm" svg:y="6.2cm">
          <draw:text-box>
            <text:p>Solo</text:p>
          </draw:text-box>
        </draw:frame>
        <draw:frame draw:style-name="gr6" draw:text-style-name="P6" draw:layer="layout" svg:width="6.5cm" svg:height="1.673cm" svg:x="7.6cm" svg:y="7.5cm">
          <draw:text-box>
            <text:p>Contre l’ordinateur</text:p>
          </draw:text-box>
        </draw:frame>
        <draw:custom-shape draw:style-name="gr7" draw:text-style-name="P7" draw:layer="layout" svg:width="0.8cm" svg:height="0.8cm" svg:x="6.4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8cm" svg:height="0.8cm" svg:x="6.4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8cm" svg:height="0.8cm" svg:x="6.4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8.4cm" svg:height="0.962cm" svg:x="6.2cm" svg:y="4.5cm">
          <draw:text-box>
            <text:p/>
          </draw:text-box>
        </draw:frame>
        <draw:frame draw:style-name="gr9" draw:text-style-name="P10" draw:layer="layout" svg:width="8.7cm" svg:height="0.645cm" svg:x="5.9cm" svg:y="4.555cm">
          <draw:text-box>
            <text:p text:style-name="P9"><text:span text:style-name="T2">Mode de jeu :</text:span></text:p>
          </draw:text-box>
        </draw:frame>
        <draw:custom-shape draw:style-name="gr10" draw:text-style-name="P11" draw:layer="layout" svg:width="9.3cm" svg:height="3.7cm" svg:x="5.8cm" svg:y="12.9cm">
          <text:p/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7.7cm" svg:height="2.9cm" svg:x="7.4cm" svg:y="13.6cm">
          <draw:text-box>
            <text:p text:style-name="P12"><text:span text:style-name="T3">ST</text:span><text:span text:style-name="T3">A</text:span><text:span text:style-name="T3">R</text:span><text:span text:style-name="T3">T</text:span></text:p>
          </draw:text-box>
        </draw:frame>
        <draw:custom-shape draw:style-name="gr12" draw:text-style-name="P5" draw:layer="layout" svg:width="8.4cm" svg:height="1.7cm" svg:x="6.1cm" svg:y="9cm">
          <text:p/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8.5cm" svg:height="0.645cm" svg:x="5.9cm" svg:y="8.555cm">
          <draw:text-box>
            <text:p text:style-name="P9"><text:span text:style-name="T2">Difficulté :</text:span></text:p>
          </draw:text-box>
        </draw:frame>
        <draw:custom-shape draw:style-name="gr14" draw:text-style-name="P8" draw:layer="layout" svg:width="0.6cm" svg:height="0.6cm" svg:x="6.5cm" svg:y="9.2cm">
          <text:p/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1.2cm" svg:height="1.262cm" svg:x="7.2cm" svg:y="9cm">
          <draw:text-box>
            <text:p>x</text:p>
          </draw:text-box>
        </draw:frame>
        <draw:custom-shape draw:style-name="gr14" draw:text-style-name="P8" draw:layer="layout" svg:width="0.6cm" svg:height="0.6cm" svg:x="8.1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6" draw:layer="layout" svg:width="3.7cm" svg:height="0.962cm" svg:x="8.8cm" svg:y="9cm">
          <draw:text-box>
            <text:p>taille</text:p>
          </draw:text-box>
        </draw:frame>
        <draw:frame draw:style-name="gr17" draw:text-style-name="P6" draw:layer="layout" svg:width="4.4cm" svg:height="0.962cm" svg:x="6.2cm" svg:y="9.9cm">
          <draw:text-box>
            <text:p>Mode facile :</text:p>
          </draw:text-box>
        </draw:frame>
        <draw:custom-shape draw:style-name="gr8" draw:text-style-name="P8" draw:layer="layout" svg:width="0.8cm" svg:height="0.8cm" svg:x="10.3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Standard">
        <draw:custom-shape draw:style-name="gr18" draw:text-style-name="P5" draw:layer="layout" svg:width="14.3cm" svg:height="10.2cm" svg:x="3.4cm" svg:y="5.3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9.998cm" svg:x="3.478cm" svg:y="5.4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9" draw:text-style-name="P8" draw:layer="layout" svg:width="2cm" svg:height="10.2cm" svg:x="17.8cm" svg:y="5.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1.4cm" svg:height="0.4cm" svg:x="18.1cm" svg:y="5.6cm">
          <text:p/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1.8cm" svg:height="0.645cm" svg:x="17.9cm" svg:y="5.5cm">
          <draw:text-box>
            <text:p text:style-name="P9"><text:span text:style-name="T2">réglage</text:span></text:p>
          </draw:text-box>
        </draw:frame>
        <draw:custom-shape draw:style-name="gr21" draw:text-style-name="P8" draw:layer="layout" svg:width="1.6cm" svg:height="8.3cm" svg:x="18cm" svg:y="6.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1.6cm" svg:height="0.4cm" svg:x="18cm" svg:y="14.9cm">
          <text:p/>
          <draw:enhanced-geometry svg:viewBox="0 0 21600 21600" draw:type="rectangle" draw:enhanced-path="M 0 0 L 21600 0 21600 21600 0 21600 0 0 Z N"/>
        </draw:custom-shape>
        <draw:frame draw:style-name="gr23" draw:text-style-name="P10" draw:layer="layout" svg:width="1.4cm" svg:height="1.039cm" svg:x="18.5cm" svg:y="6.6cm">
          <draw:text-box>
            <text:p text:style-name="P9"><text:span text:style-name="T2">Multi</text:span></text:p>
          </draw:text-box>
        </draw:frame>
        <draw:frame draw:style-name="gr24" draw:text-style-name="P10" draw:layer="layout" svg:width="1.5cm" svg:height="0.645cm" svg:x="18.574cm" svg:y="7.355cm">
          <draw:text-box>
            <text:p text:style-name="P9"><text:span text:style-name="T2">solo</text:span></text:p>
          </draw:text-box>
        </draw:frame>
        <draw:frame draw:style-name="gr24" draw:text-style-name="P10" draw:layer="layout" svg:width="1.2cm" svg:height="0.645cm" svg:x="18.6cm" svg:y="8.055cm">
          <draw:text-box>
            <text:p text:style-name="P9"><text:span text:style-name="T2">bot</text:span></text:p>
          </draw:text-box>
        </draw:frame>
        <draw:custom-shape draw:style-name="gr25" draw:text-style-name="P8" draw:layer="layout" svg:width="0.5cm" svg:height="0.5cm" svg:x="18.2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8" draw:layer="layout" svg:width="0.5cm" svg:height="0.5cm" svg:x="18.2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8" draw:layer="layout" svg:width="0.5cm" svg:height="0.5cm" svg:x="18.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8" draw:layer="layout" svg:width="0.6cm" svg:height="0.7cm" svg:x="18.09cm" svg:y="9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8" draw:layer="layout" svg:width="0.6cm" svg:height="0.7cm" svg:x="18.9cm" svg:y="9.5cm">
          <text:p/>
          <draw:enhanced-geometry svg:viewBox="0 0 21600 21600" draw:type="rectangle" draw:enhanced-path="M 0 0 L 21600 0 21600 21600 0 21600 0 0 Z N"/>
        </draw:custom-shape>
        <draw:frame draw:style-name="gr5" draw:text-style-name="P15" draw:layer="layout" svg:width="1.9cm" svg:height="1.1cm" svg:x="18.5cm" svg:y="9.6cm">
          <draw:text-box>
            <text:p text:style-name="P14"><text:span text:style-name="T4">x</text:span></text:p>
          </draw:text-box>
        </draw:frame>
        <draw:custom-shape draw:style-name="gr27" draw:text-style-name="P8" draw:layer="layout" svg:width="1.2cm" svg:height="2.2cm" svg:x="18.2cm" svg:y="11.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1cm" svg:height="2cm" svg:x="18.3cm" svg:y="11.2cm">
          <text:p/>
          <draw:enhanced-geometry svg:viewBox="0 0 21600 21600" draw:type="rectangle" draw:enhanced-path="M 0 0 L 21600 0 21600 21600 0 21600 0 0 Z N"/>
        </draw:custom-shape>
        <draw:frame draw:style-name="gr29" draw:text-style-name="P10" draw:layer="layout" svg:width="1.4cm" svg:height="1.9cm" svg:x="18.1cm" svg:y="11.3cm">
          <draw:text-box>
            <text:p text:style-name="P9"><text:span text:style-name="T2">mode facile</text:span></text:p>
          </draw:text-box>
        </draw:frame>
        <draw:frame draw:style-name="gr30" draw:text-style-name="P10" draw:layer="layout" svg:width="1.7cm" svg:height="0.845cm" svg:x="18cm" svg:y="14.8cm">
          <draw:text-box>
            <text:p text:style-name="P9"><text:span text:style-name="T2">reset</text:span></text:p>
          </draw:text-box>
        </draw:frame>
        <draw:custom-shape draw:style-name="gr31" draw:text-style-name="P8" draw:layer="layout" svg:width="16.4cm" svg:height="1.9cm" svg:x="3.4cm" svg:y="15.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8" draw:layer="layout" svg:width="14.1cm" svg:height="1.5cm" svg:x="3.6cm" svg:y="15.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8" draw:layer="layout" svg:width="1.5cm" svg:height="0.6cm" svg:x="18.1cm" svg:y="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8" draw:layer="layout" svg:width="1.5cm" svg:height="0.6cm" svg:x="18.1cm" svg:y="16.7cm">
          <text:p/>
          <draw:enhanced-geometry svg:viewBox="0 0 21600 21600" draw:type="rectangle" draw:enhanced-path="M 0 0 L 21600 0 21600 21600 0 21600 0 0 Z N"/>
        </draw:custom-shape>
        <draw:frame draw:style-name="gr24" draw:text-style-name="P10" draw:layer="layout" svg:width="1.7cm" svg:height="0.645cm" svg:x="18.3cm" svg:y="16cm">
          <draw:text-box>
            <text:p text:style-name="P9"><text:span text:style-name="T2">oui</text:span></text:p>
          </draw:text-box>
        </draw:frame>
        <draw:frame draw:style-name="gr24" draw:text-style-name="P10" draw:layer="layout" svg:width="1.8cm" svg:height="0.645cm" svg:x="18.2cm" svg:y="16.8cm">
          <draw:text-box>
            <text:p text:style-name="P9"><text:span text:style-name="T2">non</text:span></text:p>
          </draw:text-box>
        </draw:frame>
        <draw:frame draw:style-name="gr17" draw:text-style-name="P6" draw:layer="layout" svg:width="13.7cm" svg:height="0.962cm" svg:x="3.9cm" svg:y="16.2cm">
          <draw:text-box>
            <text:p>« Exemple de question » 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Berenis ADF Pro" svg:font-family="'Berenis ADF Pro'" style:font-pitch="variable"/>
    <style:font-face style:name="Dyuthi" svg:font-family="Dyuthi" style:font-pitch="variable"/>
    <style:font-face style:name="Go Smallcaps" svg:font-family="'Go Smallcaps'" style:font-pitch="variable"/>
    <style:font-face style:name="Lato Black" svg:font-family="'Lato Black'" style:font-pitch="variable"/>
    <style:font-face style:name="Lobster Two" svg:font-family="'Lobster Tw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4T15:20:47.182450206</meta:creation-date>
    <dc:date>2022-01-24T16:00:15.959049727</dc:date>
    <meta:editing-duration>PT8M44S</meta:editing-duration>
    <meta:editing-cycles>1</meta:editing-cycles>
    <meta:generator>LibreOffice/6.4.7.2$Linux_X86_64 LibreOffice_project/40$Build-2</meta:generator>
    <meta:document-statistic meta:object-count="49"/>
  </office:meta>
</office:document-meta>
</file>